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:${HERE}/usr/lib32/:${HERE}/usr/lib64/:${HERE}/lib/:${HERE}/lib/i386-linux-gnu/:${HERE}/lib/x86_64-linux-gnu/:${HERE}/lib32/:${HERE}/lib64/${LD_LIBRARY_PATH:+:$LD_LIBRARY_PATH}"'<ns0:line-break/>&gt; export PATH="${HERE}/usr/bin/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:${HERE}/usr/lib32/:${HERE}/usr/lib64/:${HERE}/lib/:${HERE}/lib/i386-linux-gnu/:${HERE}/lib/x86_64-linux-gnu/:${HERE}/lib32/:${HERE}/lib64/${LD_LIBRARY_PATH:+:$LD_LIBRARY_PATH}"'
&gt; export PATH="${HERE}/usr/bin/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:${HERE}/usr/lib/x86_64-linux-gnu/qt4/plugins/:${HERE}/usr/lib32/qt4/plugins/:${HERE}/usr/lib64/qt4/plugins/:${HERE}/usr/lib/qt5/plugins/:${HERE}/usr/lib/i386-linux-gnu/qt5/plugins/:${HERE}/usr/lib/x86_64-linux-gnu/qt5/plugins/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:${HERE}/usr/lib/x86_64-linux-gnu/qt4/plugins/:${HERE}/usr/lib32/qt4/plugins/:${HERE}/usr/lib64/qt4/plugins/:${HERE}/usr/lib/qt5/plugins/:${HERE}/usr/lib/i386-linux-gnu/qt5/plugins/:${HERE}/usr/lib/x86_64-linux-gnu/qt5/plugins/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1-08T07:55:47</meta:creation-date>
    <dc:creator>a</dc:creator>
    <dc:date>2021-01-08T07:55:47</dc:date>
    <dc:language>en-US</dc:language>
    <meta:editing-cycles>1</meta:editing-cycles>
    <meta:editing-duration>PT00M01S</meta:editing-duration>
    <dc:title>AppImage paketleme</dc:title>
  </office:meta>
</office:document-meta>
</file>